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6.25in" fo:margin-left="0.0007in" fo:margin-top="0in" fo:margin-bottom="0in" table:align="left" style:writing-mode="page"/>
    </style:style>
    <style:style style:name="Tableau1.A" style:family="table-column">
      <style:table-column-properties style:column-width="1.8056in"/>
    </style:style>
    <style:style style:name="Tableau1.B" style:family="table-column">
      <style:table-column-properties style:column-width="4.4444in"/>
    </style:style>
    <style:style style:name="Tableau1.1" style:family="table-row">
      <style:table-row-properties fo:keep-together="auto"/>
    </style:style>
    <style:style style:name="Tableau1.A1" style:family="table-cell">
      <style:table-cell-properties fo:background-color="#ebf5fb" fo:padding-left="0.0833in" fo:padding-right="0.0833in" fo:padding-top="0.0556in" fo:padding-bottom="0.0556in" fo:border="0.1pt solid #cccccc">
        <style:background-image/>
      </style:table-cell-properties>
    </style:style>
    <style:style style:name="Tableau1.B1" style:family="table-cell">
      <style:table-cell-properties fo:padding-left="0.0833in" fo:padding-right="0.0833in" fo:padding-top="0.0556in" fo:padding-bottom="0.0556in" fo:border="0.1pt solid #cccccc"/>
    </style:style>
    <style:style style:name="Tableau1.B2" style:family="table-cell">
      <style:table-cell-properties fo:padding-left="0.0833in" fo:padding-right="0.0833in" fo:padding-top="0.0556in" fo:padding-bottom="0.0556in" fo:border="0.1pt solid #cccccc"/>
    </style:style>
    <style:style style:name="Tableau1.A3" style:family="table-cell">
      <style:table-cell-properties fo:background-color="#f0f4f8" fo:padding-left="0.0833in" fo:padding-right="0.0833in" fo:padding-top="0.0556in" fo:padding-bottom="0.0556in" fo:border="0.1pt solid #cccccc">
        <style:background-image/>
      </style:table-cell-properties>
    </style:style>
    <style:style style:name="Tableau1.B3" style:family="table-cell">
      <style:table-cell-properties fo:padding-left="0.0833in" fo:padding-right="0.0833in" fo:padding-top="0.0556in" fo:padding-bottom="0.0556in" fo:border="0.1pt solid #cccccc"/>
    </style:style>
    <style:style style:name="Tableau1.B4" style:family="table-cell">
      <style:table-cell-properties fo:padding-left="0.0833in" fo:padding-right="0.0833in" fo:padding-top="0.0556in" fo:padding-bottom="0.0556in" fo:border="0.1pt solid #cccccc"/>
    </style:style>
    <style:style style:name="Tableau1.B5" style:family="table-cell">
      <style:table-cell-properties fo:padding-left="0.0833in" fo:padding-right="0.0833in" fo:padding-top="0.0556in" fo:padding-bottom="0.0556in" fo:border="0.1pt solid #cccccc"/>
    </style:style>
    <style:style style:name="Tableau1.B6" style:family="table-cell">
      <style:table-cell-properties fo:padding-left="0.0833in" fo:padding-right="0.0833in" fo:padding-top="0.0556in" fo:padding-bottom="0.0556in" fo:border="0.1pt solid #cccccc"/>
    </style:style>
    <style:style style:name="Tableau1.B7" style:family="table-cell">
      <style:table-cell-properties fo:padding-left="0.0833in" fo:padding-right="0.0833in" fo:padding-top="0.0556in" fo:padding-bottom="0.0556in" fo:border="0.1pt solid #cccccc"/>
    </style:style>
    <style:style style:name="Tableau1.B8" style:family="table-cell">
      <style:table-cell-properties fo:padding-left="0.0833in" fo:padding-right="0.0833in" fo:padding-top="0.0556in" fo:padding-bottom="0.0556in" fo:border="0.1pt solid #cccccc"/>
    </style:style>
    <style:style style:name="Tableau2" style:family="table">
      <style:table-properties style:width="6.25in" fo:margin-left="0.0007in" fo:margin-top="0in" fo:margin-bottom="0in" table:align="left" style:writing-mode="page"/>
    </style:style>
    <style:style style:name="Tableau2.A" style:family="table-column">
      <style:table-column-properties style:column-width="1.3882in"/>
    </style:style>
    <style:style style:name="Tableau2.B" style:family="table-column">
      <style:table-column-properties style:column-width="0.834in"/>
    </style:style>
    <style:style style:name="Tableau2.C" style:family="table-column">
      <style:table-column-properties style:column-width="0.8333in"/>
    </style:style>
    <style:style style:name="Tableau2.D" style:family="table-column">
      <style:table-column-properties style:column-width="0.8326in"/>
    </style:style>
    <style:style style:name="Tableau2.E" style:family="table-column">
      <style:table-column-properties style:column-width="2.3618in"/>
    </style:style>
    <style:style style:name="Tableau2.1" style:family="table-row">
      <style:table-row-properties fo:keep-together="auto"/>
    </style:style>
    <style:style style:name="Tableau2.A1" style:family="table-cell">
      <style:table-cell-properties fo:background-color="#1a3c5e" fo:padding-left="0.0694in" fo:padding-right="0.0556in" fo:padding-top="0.0556in" fo:padding-bottom="0.0556in" fo:border="0.1pt solid #cccccc">
        <style:background-image/>
      </style:table-cell-properties>
    </style:style>
    <style:style style:name="Tableau2.A2" style:family="table-cell">
      <style:table-cell-properties fo:padding-left="0.0694in" fo:padding-right="0.0556in" fo:padding-top="0.0556in" fo:padding-bottom="0.0556in" fo:border="0.1pt solid #cccccc"/>
    </style:style>
    <style:style style:name="Tableau2.B2" style:family="table-cell">
      <style:table-cell-properties fo:padding="0.0556in" fo:border="0.1pt solid #cccccc"/>
    </style:style>
    <style:style style:name="Tableau2.C2" style:family="table-cell">
      <style:table-cell-properties fo:padding="0.0556in" fo:border="0.1pt solid #cccccc"/>
    </style:style>
    <style:style style:name="Tableau2.D2" style:family="table-cell">
      <style:table-cell-properties fo:padding="0.0556in" fo:border="0.1pt solid #cccccc"/>
    </style:style>
    <style:style style:name="Tableau2.E2" style:family="table-cell">
      <style:table-cell-properties fo:padding-left="0.0694in" fo:padding-right="0.0556in" fo:padding-top="0.0556in" fo:padding-bottom="0.0556in" fo:border="0.1pt solid #cccccc"/>
    </style:style>
    <style:style style:name="Tableau2.A3" style:family="table-cell">
      <style:table-cell-properties fo:padding-left="0.0694in" fo:padding-right="0.0556in" fo:padding-top="0.0556in" fo:padding-bottom="0.0556in" fo:border="0.1pt solid #cccccc"/>
    </style:style>
    <style:style style:name="Tableau2.B3" style:family="table-cell">
      <style:table-cell-properties fo:padding="0.0556in" fo:border="0.1pt solid #cccccc"/>
    </style:style>
    <style:style style:name="Tableau2.C3" style:family="table-cell">
      <style:table-cell-properties fo:padding="0.0556in" fo:border="0.1pt solid #cccccc"/>
    </style:style>
    <style:style style:name="Tableau2.D3" style:family="table-cell">
      <style:table-cell-properties fo:padding="0.0556in" fo:border="0.1pt solid #cccccc"/>
    </style:style>
    <style:style style:name="Tableau2.E3" style:family="table-cell">
      <style:table-cell-properties fo:padding-left="0.0694in" fo:padding-right="0.0556in" fo:padding-top="0.0556in" fo:padding-bottom="0.0556in" fo:border="0.1pt solid #cccccc"/>
    </style:style>
    <style:style style:name="Tableau2.A4" style:family="table-cell">
      <style:table-cell-properties fo:padding-left="0.0694in" fo:padding-right="0.0556in" fo:padding-top="0.0556in" fo:padding-bottom="0.0556in" fo:border="0.1pt solid #cccccc"/>
    </style:style>
    <style:style style:name="Tableau2.B4" style:family="table-cell">
      <style:table-cell-properties fo:padding="0.0556in" fo:border="0.1pt solid #cccccc"/>
    </style:style>
    <style:style style:name="Tableau2.C4" style:family="table-cell">
      <style:table-cell-properties fo:padding="0.0556in" fo:border="0.1pt solid #cccccc"/>
    </style:style>
    <style:style style:name="Tableau2.D4" style:family="table-cell">
      <style:table-cell-properties fo:padding="0.0556in" fo:border="0.1pt solid #cccccc"/>
    </style:style>
    <style:style style:name="Tableau2.E4" style:family="table-cell">
      <style:table-cell-properties fo:padding-left="0.0694in" fo:padding-right="0.0556in" fo:padding-top="0.0556in" fo:padding-bottom="0.0556in" fo:border="0.1pt solid #cccccc"/>
    </style:style>
    <style:style style:name="Tableau2.A5" style:family="table-cell">
      <style:table-cell-properties fo:padding-left="0.0694in" fo:padding-right="0.0556in" fo:padding-top="0.0556in" fo:padding-bottom="0.0556in" fo:border="0.1pt solid #cccccc"/>
    </style:style>
    <style:style style:name="Tableau2.B5" style:family="table-cell">
      <style:table-cell-properties fo:padding="0.0556in" fo:border="0.1pt solid #cccccc"/>
    </style:style>
    <style:style style:name="Tableau2.C5" style:family="table-cell">
      <style:table-cell-properties fo:padding="0.0556in" fo:border="0.1pt solid #cccccc"/>
    </style:style>
    <style:style style:name="Tableau2.D5" style:family="table-cell">
      <style:table-cell-properties fo:padding="0.0556in" fo:border="0.1pt solid #cccccc"/>
    </style:style>
    <style:style style:name="Tableau2.E5" style:family="table-cell">
      <style:table-cell-properties fo:padding-left="0.0694in" fo:padding-right="0.0556in" fo:padding-top="0.0556in" fo:padding-bottom="0.0556in" fo:border="0.1pt solid #cccccc"/>
    </style:style>
    <style:style style:name="Tableau3" style:family="table">
      <style:table-properties style:width="6.25in" fo:margin-left="0.0007in" fo:margin-top="0in" fo:margin-bottom="0in" table:align="left" style:writing-mode="page"/>
    </style:style>
    <style:style style:name="Tableau3.A" style:family="table-column">
      <style:table-column-properties style:column-width="1.6174in"/>
    </style:style>
    <style:style style:name="Tableau3.B" style:family="table-column">
      <style:table-column-properties style:column-width="0.6618in"/>
    </style:style>
    <style:style style:name="Tableau3.D" style:family="table-column">
      <style:table-column-properties style:column-width="0.6611in"/>
    </style:style>
    <style:style style:name="Tableau3.E" style:family="table-column">
      <style:table-column-properties style:column-width="2.6479in"/>
    </style:style>
    <style:style style:name="Tableau3.1" style:family="table-row">
      <style:table-row-properties fo:keep-together="auto"/>
    </style:style>
    <style:style style:name="Tableau3.A1" style:family="table-cell">
      <style:table-cell-properties fo:background-color="#1a3c5e" fo:padding-left="0.0694in" fo:padding-right="0.0556in" fo:padding-top="0.0556in" fo:padding-bottom="0.0556in" fo:border="0.1pt solid #cccccc">
        <style:background-image/>
      </style:table-cell-properties>
    </style:style>
    <style:style style:name="Tableau3.A2" style:family="table-cell">
      <style:table-cell-properties fo:padding-left="0.0694in" fo:padding-right="0.0556in" fo:padding-top="0.0556in" fo:padding-bottom="0.0556in" fo:border="0.1pt solid #cccccc"/>
    </style:style>
    <style:style style:name="Tableau3.B2" style:family="table-cell">
      <style:table-cell-properties fo:padding="0.0556in" fo:border="0.1pt solid #cccccc"/>
    </style:style>
    <style:style style:name="Tableau3.C2" style:family="table-cell">
      <style:table-cell-properties fo:padding="0.0556in" fo:border="0.1pt solid #cccccc"/>
    </style:style>
    <style:style style:name="Tableau3.D2" style:family="table-cell">
      <style:table-cell-properties fo:padding="0.0556in" fo:border="0.1pt solid #cccccc"/>
    </style:style>
    <style:style style:name="Tableau3.E2" style:family="table-cell">
      <style:table-cell-properties fo:padding-left="0.0694in" fo:padding-right="0.0556in" fo:padding-top="0.0556in" fo:padding-bottom="0.0556in" fo:border="0.1pt solid #cccccc"/>
    </style:style>
    <style:style style:name="Tableau3.A3" style:family="table-cell">
      <style:table-cell-properties fo:padding-left="0.0694in" fo:padding-right="0.0556in" fo:padding-top="0.0556in" fo:padding-bottom="0.0556in" fo:border="0.1pt solid #cccccc"/>
    </style:style>
    <style:style style:name="Tableau3.B3" style:family="table-cell">
      <style:table-cell-properties fo:padding="0.0556in" fo:border="0.1pt solid #cccccc"/>
    </style:style>
    <style:style style:name="Tableau3.C3" style:family="table-cell">
      <style:table-cell-properties fo:padding="0.0556in" fo:border="0.1pt solid #cccccc"/>
    </style:style>
    <style:style style:name="Tableau3.D3" style:family="table-cell">
      <style:table-cell-properties fo:padding="0.0556in" fo:border="0.1pt solid #cccccc"/>
    </style:style>
    <style:style style:name="Tableau3.E3" style:family="table-cell">
      <style:table-cell-properties fo:padding-left="0.0694in" fo:padding-right="0.0556in" fo:padding-top="0.0556in" fo:padding-bottom="0.0556in" fo:border="0.1pt solid #cccccc"/>
    </style:style>
    <style:style style:name="Tableau3.A4" style:family="table-cell">
      <style:table-cell-properties fo:padding-left="0.0694in" fo:padding-right="0.0556in" fo:padding-top="0.0556in" fo:padding-bottom="0.0556in" fo:border="0.1pt solid #cccccc"/>
    </style:style>
    <style:style style:name="Tableau3.B4" style:family="table-cell">
      <style:table-cell-properties fo:padding="0.0556in" fo:border="0.1pt solid #cccccc"/>
    </style:style>
    <style:style style:name="Tableau3.C4" style:family="table-cell">
      <style:table-cell-properties fo:padding="0.0556in" fo:border="0.1pt solid #cccccc"/>
    </style:style>
    <style:style style:name="Tableau3.D4" style:family="table-cell">
      <style:table-cell-properties fo:padding="0.0556in" fo:border="0.1pt solid #cccccc"/>
    </style:style>
    <style:style style:name="Tableau3.E4" style:family="table-cell">
      <style:table-cell-properties fo:padding-left="0.0694in" fo:padding-right="0.0556in" fo:padding-top="0.0556in" fo:padding-bottom="0.0556in" fo:border="0.1pt solid #cccccc"/>
    </style:style>
    <style:style style:name="P1" style:family="paragraph" style:parent-style-name="Standard">
      <style:paragraph-properties fo:margin-top="0in" fo:margin-bottom="0.0693in" style:contextual-spacing="false" fo:text-align="center" style:justify-single-word="false" fo:padding-left="0in" fo:padding-right="0in" fo:padding-top="0in" fo:padding-bottom="0.0138in" fo:border-left="none" fo:border-right="none" fo:border-top="none" fo:border-bottom="0.74pt solid #1a3c5e"/>
    </style:style>
    <style:style style:name="P2" style:family="paragraph" style:parent-style-name="Standard">
      <style:paragraph-properties fo:margin-top="0.0555in" fo:margin-bottom="0.0417in" style:contextual-spacing="false" fo:text-align="center" style:justify-single-word="false"/>
    </style:style>
    <style:style style:name="P3" style:family="paragraph" style:parent-style-name="Standard">
      <style:text-properties fo:language="en" fo:country="US"/>
    </style:style>
    <style:style style:name="P4" style:family="paragraph" style:parent-style-name="Standard">
      <style:text-properties fo:font-size="10pt" fo:font-weight="bold" style:font-size-asian="10pt" style:font-weight-asian="bold" style:font-size-complex="10pt" style:font-weight-complex="bold"/>
    </style:style>
    <style:style style:name="P5" style:family="paragraph" style:parent-style-name="Standard">
      <style:text-properties fo:font-size="10pt" style:font-size-asian="10pt" style:font-size-complex="10pt"/>
    </style:style>
    <style:style style:name="P6" style:family="paragraph" style:parent-style-name="Heading_20_1">
      <style:paragraph-properties fo:margin-top="0.2083in" fo:margin-bottom="0.0972in" style:contextual-spacing="false"/>
      <style:text-properties fo:color="#1a3c5e" loext:opacity="100%" fo:font-size="15pt" fo:font-weight="bold" style:font-size-asian="15pt" style:font-weight-asian="bold" style:font-size-complex="15pt" style:font-weight-complex="bold"/>
    </style:style>
    <style:style style:name="P7" style:family="paragraph" style:parent-style-name="Standard">
      <style:paragraph-properties fo:margin-top="0.0555in" fo:margin-bottom="0.0555in" style:contextual-spacing="false" fo:line-height="117%" fo:text-align="justify" style:justify-single-word="false" loext:word-spacing-minimum="75%" loext:word-spacing-maximum="133%"/>
    </style:style>
    <style:style style:name="P8" style:family="paragraph" style:parent-style-name="Heading_20_1">
      <style:paragraph-properties fo:margin-top="0.2083in" fo:margin-bottom="0.0972in" style:contextual-spacing="false"/>
    </style:style>
    <style:style style:name="P9" style:family="paragraph" style:parent-style-name="List_20_Paragraph" style:list-style-name="WWNum2">
      <style:paragraph-properties fo:margin-top="0.028in" fo:margin-bottom="0.028in" style:contextual-spacing="false"/>
    </style:style>
    <style:style style:name="P10" style:family="paragraph" style:parent-style-name="Heading_20_2">
      <style:paragraph-properties fo:margin-top="0.1528in" fo:margin-bottom="0.0693in" style:contextual-spacing="false"/>
    </style:style>
    <style:style style:name="P11" style:family="paragraph" style:parent-style-name="Standard">
      <style:paragraph-properties fo:text-align="center" style:justify-single-word="false"/>
      <style:text-properties fo:color="#ffffff" loext:opacity="100%" fo:font-size="10pt" fo:font-weight="bold" style:font-size-asian="10pt" style:font-weight-asian="bold" style:font-size-complex="10pt" style:font-weight-complex="bold"/>
    </style:style>
    <style:style style:name="P12" style:family="paragraph" style:parent-style-name="Standard">
      <style:text-properties fo:font-size="9.5pt" fo:font-weight="bold" style:font-size-asian="9.5pt" style:font-weight-asian="bold" style:font-size-complex="9.5pt" style:font-weight-complex="bold"/>
    </style:style>
    <style:style style:name="P13" style:family="paragraph" style:parent-style-name="Standard">
      <style:paragraph-properties fo:text-align="center" style:justify-single-word="false"/>
      <style:text-properties fo:font-size="9.5pt" style:font-size-asian="9.5pt" style:font-size-complex="9.5pt"/>
    </style:style>
    <style:style style:name="P14" style:family="paragraph" style:parent-style-name="Standard">
      <style:paragraph-properties fo:text-align="center" style:justify-single-word="false"/>
      <style:text-properties fo:font-size="9.5pt" fo:font-weight="bold" style:font-size-asian="9.5pt" style:font-weight-asian="bold" style:font-size-complex="9.5pt" style:font-weight-complex="bold"/>
    </style:style>
    <style:style style:name="P15" style:family="paragraph" style:parent-style-name="Standard">
      <style:text-properties fo:color="#555555" loext:opacity="100%" fo:font-size="9pt" style:font-size-asian="9pt" style:font-size-complex="9pt"/>
    </style:style>
    <style:style style:name="P16" style:family="paragraph" style:parent-style-name="Standard">
      <style:paragraph-properties fo:text-align="center" style:justify-single-word="false"/>
    </style:style>
    <style:style style:name="P17" style:family="paragraph" style:parent-style-name="Standard">
      <style:text-properties fo:font-size="9.5pt" style:font-size-asian="9.5pt" style:font-size-complex="9.5pt"/>
    </style:style>
    <style:style style:name="T1" style:family="text">
      <style:text-properties fo:language="en" fo:country="US"/>
    </style:style>
    <style:style style:name="T2" style:family="text">
      <style:text-properties fo:text-transform="uppercase" fo:color="#1a3c5e" loext:opacity="100%" fo:font-size="17pt" fo:language="en" fo:country="US" fo:font-weight="bold" style:font-size-asian="17pt" style:font-weight-asian="bold" style:font-size-complex="17pt" style:font-weight-complex="bold"/>
    </style:style>
    <style:style style:name="T3" style:family="text">
      <style:text-properties fo:color="#1f6fae" loext:opacity="100%" fo:font-size="13pt" fo:language="en" fo:country="US" fo:font-weight="bold" style:font-size-asian="13pt" style:font-weight-asian="bold" style:font-size-complex="13pt" style:font-weight-complex="bold"/>
    </style:style>
    <style:style style:name="T4" style:family="text">
      <style:text-properties fo:font-size="10pt" fo:language="en" fo:country="US" style:font-size-asian="10pt" style:font-size-complex="10pt"/>
    </style:style>
    <style:style style:name="T5" style:family="text">
      <style:text-properties fo:color="#1a3c5e" loext:opacity="100%" fo:font-size="15pt" fo:language="en" fo:country="US" fo:font-weight="bold" style:font-size-asian="15pt" style:font-weight-asian="bold" style:font-size-complex="15pt" style:font-weight-complex="bold"/>
    </style:style>
    <style:style style:name="T6" style:family="text">
      <style:text-properties fo:color="#1f6fae" loext:opacity="100%" fo:language="en" fo:country="US" fo:font-weight="bold" style:font-weight-asian="bold" style:font-weight-complex="bold"/>
    </style:style>
    <style:style style:name="T7" style:family="text">
      <style:text-properties fo:color="#555555" loext:opacity="100%" fo:font-size="9pt" fo:language="en" fo:country="US" style:font-size-asian="9pt" style:font-size-complex="9pt"/>
    </style:style>
    <style:style style:name="T8" style:family="text">
      <style:text-properties fo:color="#555555" loext:opacity="100%" fo:font-size="9.5pt" fo:language="en" fo:country="US" style:font-size-asian="9.5pt" style:font-size-complex="9.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RESEARCH PROPOSAL</text:span><text:span text:style-name="T2"/></text:p>
      <text:p text:style-name="P2" loext:marker-style-name="T1"><text:span text:style-name="T3">Optimal Resource Allocation in Precision Agriculture Using Multi-Output Regression</text:span><text:span text:style-name="T3"/></text:p>
      <text:p text:style-name="P3" loext:marker-style-name="T1"/>
      <table:table table:name="Tableau1" table:style-name="Tableau1">
        <table:table-column table:style-name="Tableau1.A"/>
        <table:table-column table:style-name="Tableau1.B"/>
        <table:table-row table:style-name="Tableau1.1">
          <table:table-cell table:style-name="Tableau1.A1" office:value-type="string">
            <text:p text:style-name="P4">Domain</text:p>
          </table:table-cell>
          <table:table-cell table:style-name="Tableau1.B1" office:value-type="string">
            <text:p text:style-name="P5">Agriculture / Precision Farming</text:p>
          </table:table-cell>
        </table:table-row>
        <table:table-row table:style-name="Tableau1.1">
          <table:table-cell table:style-name="Tableau1.A1" office:value-type="string">
            <text:p text:style-name="P4">Approach</text:p>
          </table:table-cell>
          <table:table-cell table:style-name="Tableau1.B2" office:value-type="string">
            <text:p text:style-name="Standard" loext:marker-style-name="T1"><text:span text:style-name="T4">Machine Learning (ML) &amp; Deep Learning (DL)</text:span><text:span text:style-name="T4"/></text:p>
          </table:table-cell>
        </table:table-row>
        <table:table-row table:style-name="Tableau1.1">
          <table:table-cell table:style-name="Tableau1.A3" office:value-type="string">
            <text:p text:style-name="P4">Problem type</text:p>
          </table:table-cell>
          <table:table-cell table:style-name="Tableau1.B3" office:value-type="string">
            <text:p text:style-name="P5">Multi-output Regression (3 simultaneous targets)</text:p>
          </table:table-cell>
        </table:table-row>
        <table:table-row table:style-name="Tableau1.1">
          <table:table-cell table:style-name="Tableau1.A3" office:value-type="string">
            <text:p text:style-name="P4">Output targets</text:p>
          </table:table-cell>
          <table:table-cell table:style-name="Tableau1.B4" office:value-type="string">
            <text:p text:style-name="Standard" loext:marker-style-name="T1"><text:span text:style-name="T4">Water allocation (L/ha), Nitrogen fert. (kg/ha), Phosphorus fert. (kg/ha)</text:span><text:span text:style-name="T4"/></text:p>
          </table:table-cell>
        </table:table-row>
        <table:table-row table:style-name="Tableau1.1">
          <table:table-cell table:style-name="Tableau1.A1" office:value-type="string">
            <text:p text:style-name="P4">Best model (baseline)</text:p>
          </table:table-cell>
          <table:table-cell table:style-name="Tableau1.B5" office:value-type="string">
            <text:p text:style-name="Standard" loext:marker-style-name="T1"><text:span text:style-name="T4">MLP Neural Network — Test R² = 0.7476</text:span><text:span text:style-name="T4"/></text:p>
          </table:table-cell>
        </table:table-row>
        <table:table-row table:style-name="Tableau1.1">
          <table:table-cell table:style-name="Tableau1.A1" office:value-type="string">
            <text:p text:style-name="P4">Best RMSE (after tuning)</text:p>
          </table:table-cell>
          <table:table-cell table:style-name="Tableau1.B6" office:value-type="string">
            <text:p text:style-name="Standard" loext:marker-style-name="T1"><text:span text:style-name="T4">Tuned Random Forest — RMSE = 33.82 (+10.96% vs baseline)</text:span><text:span text:style-name="T4"/></text:p>
          </table:table-cell>
        </table:table-row>
        <table:table-row table:style-name="Tableau1.1">
          <table:table-cell table:style-name="Tableau1.A3" office:value-type="string">
            <text:p text:style-name="P4">Institution</text:p>
          </table:table-cell>
          <table:table-cell table:style-name="Tableau1.B7" office:value-type="string">
            <text:p text:style-name="Standard" loext:marker-style-name="T1"><text:span text:style-name="T4">TAHRI Mohamed university of Bechar</text:span><text:bookmark text:name="_GoBack"/><text:span text:style-name="T4"/></text:p>
          </table:table-cell>
        </table:table-row>
        <table:table-row table:style-name="Tableau1.1">
          <table:table-cell table:style-name="Tableau1.A3" office:value-type="string">
            <text:p text:style-name="P4">Module</text:p>
          </table:table-cell>
          <table:table-cell table:style-name="Tableau1.B8" office:value-type="string">
            <text:p text:style-name="P5">AI Techniques and Tools</text:p>
          </table:table-cell>
        </table:table-row>
      </table:table>
      <text:p text:style-name="Standard"/>
      <text:h text:style-name="P6" text:outline-level="1">1. Introduction and Problem Statement</text:h>
      <text:p text:style-name="P7" loext:marker-style-name="T1"><text:span text:style-name="T1">Global food security faces mounting pressure from population growth, climate variability, and the progressive depletion of natural resources. Agriculture is the world’s largest consumer of freshwater, accounting for approximately 70% of total global withdrawal, and is simultaneously one of the primary sources of nutrient runoff that degrades fragile soil ecosystems. In arid regions such as the Saoura valley (Wilaya de Béchar, Algeria), where annual rainfall barely exceeds 15 mm and aquifer depletion is accelerating, the over- or under-application of irrigation water and chemical fertilizers has direct consequences on both farm productivity and environmental sustainability.</text:span><text:span text:style-name="T1"/></text:p>
      <text:p text:style-name="P3" loext:marker-style-name="T1"/>
      <text:p text:style-name="P7" loext:marker-style-name="T1"><text:span text:style-name="T1">Precision agriculture proposes to address these challenges by applying data-driven technology to deliver the right agricultural inputs, at the right time, in the right quantities. However, determining the optimal allocation of water and fertilizers for a given crop, soil type, and environmental condition requires modelling a highly complex, multi-variable space that exceeds the capacity of manual expert estimation. This is precisely where Artificial Intelligence — and specifically Machine Learning (ML) and Deep Learning (DL) — can deliver actionable, scalable value.</text:span><text:span text:style-name="T1"/></text:p>
      <text:p text:style-name="P3" loext:marker-style-name="T1"/>
      <text:p text:style-name="P7" loext:marker-style-name="T1"><text:span text:style-name="T1">This research develops and evaluates a multi-output regression model capable of simultaneously predicting three critical agricultural inputs: irrigation water (L/ha), nitrogen fertilizer (kg/ha), and phosphorus fertilizer (kg/ha), given a set of measurable field conditions. The problem is formulated as supervised multi-output regression, where the input feature space encompasses soil properties, crop characteristics, weather indicators, and field geometry.</text:span><text:span text:style-name="T1"/></text:p>
      <text:h text:style-name="P8" text:outline-level="1" loext:marker-style-name="T1"><text:span text:style-name="T5">2. Research Objectives</text:span><text:span text:style-name="T5"/></text:h>
      <text:p text:style-name="P7" loext:marker-style-name="T1"><text:span text:style-name="T1">The primary objectives of this research are:</text:span><text:span text:style-name="T1"/></text:p>
      <text:list text:style-name="WWNum2">
        <text:list-item text:start-value="1">
          <text:p text:style-name="P9" loext:marker-style-name="T1"><text:span text:style-name="T1">To construct, execute, and validate a synthetic agricultural dataset (2 040 samples) capturing realistic agronomic relationships between field conditions and optimal resource quantities, augmented by a Generative AI-based dataset (500 samples) for cross-validation.</text:span><text:span text:style-name="T1"/></text:p>
        </text:list-item>
        <text:list-item>
          <text:p text:style-name="P9" loext:marker-style-name="T1"><text:soft-page-break/><text:span text:style-name="T1">To design, train, and compare multiple ML and DL models — Random Forest (RF), Support Vector Regression (SVR), and Multi-Layer Perceptron (MLP) — on the multi-output regression task using a rigorously designed data pipeline.</text:span><text:span text:style-name="T1"/></text:p>
        </text:list-item>
        <text:list-item>
          <text:p text:style-name="P9" loext:marker-style-name="T1"><text:span text:style-name="T1">To evaluate all models using standard quantitative metrics (R², RMSE, MAE) on a held-out test set of 299 samples, and assess generalisation via 5-fold cross-validation on the independent Dataset 2.</text:span><text:span text:style-name="T1"/></text:p>
        </text:list-item>
        <text:list-item>
          <text:p text:style-name="P9" loext:marker-style-name="T1"><text:span text:style-name="T1">To apply dimensionality reduction techniques — Principal Component Analysis (PCA) and Linear Discriminant Analysis (LDA) — and consensus-based feature selection to identify the 6 most predictive variables driving resource allocation decisions.</text:span><text:span text:style-name="T1"/></text:p>
        </text:list-item>
        <text:list-item>
          <text:p text:style-name="P9" loext:marker-style-name="T1"><text:span text:style-name="T1">To enhance the best-performing model through GridSearchCV hyperparameter tuning (81 combinations × 5-fold CV = 405 fits), measuring improvement in R² and RMSE on the final test set.</text:span><text:span text:style-name="T1"/></text:p>
        </text:list-item>
        <text:list-item>
          <text:p text:style-name="P9" loext:marker-style-name="T1"><text:span text:style-name="T1">To interpret model outputs in agronomic terms, connecting feature importance rankings to known soil-plant-water relationships.</text:span><text:span text:style-name="T1"/></text:p>
        </text:list-item>
      </text:list>
      <text:h text:style-name="P8" text:outline-level="1" loext:marker-style-name="T1"><text:span text:style-name="T5">3. Scientific Context and Literature Review</text:span><text:span text:style-name="T5"/></text:h>
      <text:p text:style-name="P7" loext:marker-style-name="T1"><text:span text:style-name="T1">The application of machine learning to precision agriculture has gained significant momentum over the past decade. Liakos et al. (2018) provide a comprehensive review demonstrating that ensemble methods such as Random Forests and Gradient Boosting are particularly effective for tabular agronomic data, owing to their robustness to measurement noise and their capacity to model non-linear interactions between soil chemistry and climate variables without requiring explicit feature transformations.</text:span><text:span text:style-name="T1"/></text:p>
      <text:p text:style-name="P3" loext:marker-style-name="T1"/>
      <text:p text:style-name="P7" loext:marker-style-name="T1"><text:span text:style-name="T1">Multi-output regression — where a single model simultaneously predicts several correlated continuous targets — is especially relevant in agriculture, since water demand and nutrient requirements are physiologically linked. Crops at peak flowering, for instance, simultaneously require maximum irrigation and heightened nitrogen uptake. Training separate models for each resource ignores this correlation and may produce physically inconsistent recommendations; joint prediction architectures better reflect the biological reality of plant resource uptake.</text:span><text:span text:style-name="T1"/></text:p>
      <text:p text:style-name="P3" loext:marker-style-name="T1"/>
      <text:p text:style-name="P7" loext:marker-style-name="T1"><text:span text:style-name="T1">Relevant prior work includes Gu et al. (2021) on neural network-based irrigation scheduling, Sharma et al. (2020) on ML-based fertilizer recommendation systems using soil nutrient modelling, and Van Klompenburg et al. </text:span>(2020) on multi-target crop yield prediction. <text:span text:style-name="T1">The present study extends this body of work by framing the allocation problem as a unified three-output regression task incorporating growth stage dynamics and soil retention coefficients, and by explicitly comparing ML and DL approaches on the same dataset.</text:span></text:p>
      <text:h text:style-name="P8" text:outline-level="1" loext:marker-style-name="T1"><text:span text:style-name="T5">4. Methodology</text:span><text:span text:style-name="T5"/></text:h>
      <text:h text:style-name="P10" text:outline-level="2" loext:marker-style-name="T1"><text:span text:style-name="T6">4.1 Dataset Construction</text:span><text:span text:style-name="T6"/></text:h>
      <text:p text:style-name="P7" loext:marker-style-name="T1"><text:span text:style-name="T1">Dataset 1 (primary): A synthetic dataset of 2 040 samples was generated using domain-informed agronomic formulas relating soil properties (type, pH, N/P/K levels, moisture), crop characteristics (type, growth stage), weather variables (temperature, humidity, rainfall), and field area to the three target allocations. Gaussian noise (</text:span>σ<text:span text:style-name="T1"> = 15–25 units per target) was added to simulate measurement uncertainty. The dataset also contains 40 injected duplicate rows and 517 injected missing values (~5% on 5 sensor columns) to practise data cleaning techniques, along with 15 outlier rows. After cleaning, 1 989 valid samples were retained.</text:span></text:p>
      <text:p text:style-name="P3" loext:marker-style-name="T1"><text:soft-page-break/></text:p>
      <text:p text:style-name="P7" loext:marker-style-name="T1"><text:span text:style-name="T1">Dataset 2 (Generative AI): A second dataset of 500 samples was generated using a Generative AI chatbot, producing a distribution-shifted complement (Corn-heavy, arid rainfall distribution) representative of a different agricultural region. This dataset contains no missing values or outliers and was used exclusively for 5-fold cross-validation to assess model generalisation across domains.</text:span><text:span text:style-name="T1"/></text:p>
      <text:h text:style-name="P10" text:outline-level="2" loext:marker-style-name="T1"><text:span text:style-name="T6">4.2 Data Preparation Pipeline</text:span><text:span text:style-name="T6"/></text:h>
      <text:p text:style-name="P7" loext:marker-style-name="T1"><text:span text:style-name="T1">The preparation pipeline applied the following sequential steps to Dataset 1: (1) duplicate removal (2 040 → 2 000 rows); (2) median imputation using sklearn’s SimpleImputer on all numeric columns with missing values — median was preferred over mean because the injected outliers would distort mean estimates; (3) IQR-based outlier removal (IQR × 1.5 rule on feature columns), reducing the dataset to 1 989 clean rows; (4) label encoding of growth_stage (Seedling=0 to Harvest=4, genuinely ordinal) and one-hot encoding of soil_type and crop_type with drop_first=True to prevent multicollinearity; (5) two scalers maintained in parallel: StandardScaler (Z-score) for PCA, SVM, and MLP, and MinMaxScaler for KNN-compatible algorithms.</text:span><text:span text:style-name="T1"/></text:p>
      <text:h text:style-name="P10" text:outline-level="2" loext:marker-style-name="T1"><text:span text:style-name="T6">4.3 Feature Engineering</text:span><text:span text:style-name="T6"/></text:h>
      <text:p text:style-name="P7" loext:marker-style-name="T1"><text:span text:style-name="T1">Feature engineering proceeded in three stages. First, VarianceThreshold (threshold=0.01) was applied: all 17 encoded features passed (no near-zero variance features detected). Second, Pearson correlation between each feature and each target was computed, and SelectKBest (F-regression, k=10) was applied per target — producing three top-10 lists. Third, a RandomForest multi-output regressor (100 trees) provided feature importance scores. The consensus of RF importance ≥ 0.03 and SelectKBest union identified 6 final features: rainfall_mm, soil_moisture_pct, temperature_C, nitrogen_mgkg, phosphorus_mgkg, and growth_stage_enc.</text:span><text:span text:style-name="T1"/></text:p>
      <text:p text:style-name="P3" loext:marker-style-name="T1"/>
      <text:p text:style-name="P7" loext:marker-style-name="T1"><text:span text:style-name="T1">Principal Component Analysis (PCA) was applied to all 17 encoded features (Z-score scaled). The scree plot indicated that 15 components are needed to retain 96.67% of total variance — a 11.8% dimensional reduction (17 → 15). PC1 is dominated by weather features (temperature, humidity, rainfall); PC2 by soil chemistry (pH, nitrogen, phosphorus). Linear Discriminant Analysis (LDA) was adapted for the regression context by discretising each continuous target into three quantile bins (Low/Medium/High using KBinsDiscretizer). LDA produced 2 discriminant components per target. For water allocation, LD1 explained 99.16% of the discriminant variance.</text:span><text:span text:style-name="T1"/></text:p>
      <text:h text:style-name="P10" text:outline-level="2" loext:marker-style-name="T1"><text:span text:style-name="T6">4.4 Data Splitting</text:span><text:span text:style-name="T6"/></text:h>
      <text:p text:style-name="P7" loext:marker-style-name="T1"><text:span text:style-name="T1">Two splitting strategies were applied. Technique 1 — Train/Val/Test on Dataset 1: train=1 392 (70%), validation=298 (15%), test=299 (15%), using sklearn’s train_test_split with random_state=42 for reproducibility. Target distributions were verified to be consistent across all three splits (no data leakage). Technique 2 — K-Fold Cross-Validation on Dataset 2: k=5 folds, shuffle=True, seed=42. Each fold: 400 training / 100 validation samples. The mean validation R² across folds was 0.3912 ± 0.0205, vs. mean training R² = 0.9115 ± 0.0039, indicating substantial overfitting attributable to the distribution shift between the two datasets.</text:span><text:span text:style-name="T1"/></text:p>
      <text:h text:style-name="P10" text:outline-level="2" loext:marker-style-name="T1"><text:span text:style-name="T6">4.5 Algorithms</text:span><text:span text:style-name="T6"/></text:h>
      <text:p text:style-name="P7" loext:marker-style-name="T1"><text:span text:style-name="T1">Three algorithms were trained and compared, all evaluated on the same 299-sample test set:</text:span><text:span text:style-name="T1"/></text:p>
      <text:list text:continue-numbering="true" text:style-name="WWNum2">
        <text:list-item>
          <text:p text:style-name="P9"><text:soft-page-break/><text:span text:style-name="T1">Random Forest Regressor: n_estimators=200, max_depth=None, min_samples_split=5, min_samples_leaf=2. Natively handles multi-output regression. </text:span>Baseline Test R²=0.6329, RMSE=41.48.</text:p>
        </text:list-item>
        <text:list-item>
          <text:p text:style-name="P9"><text:span text:style-name="T1">Multi-Output SVR (RBF kernel): C=10, epsilon=0.1, gamma='scale', wrapped with MultiOutputRegressor (one SVR per target). </text:span>Test R²=0.7217, RMSE=49.49.</text:p>
        </text:list-item>
        <text:list-item>
          <text:p text:style-name="P9" loext:marker-style-name="T1"><text:span text:style-name="T1">MLP Neural Network: architecture 128→64→32, ReLU activation, Adam optimizer (lr=1e-3), L2 alpha=1e-4, early stopping patience=20. Natively handles multi-output regression. Best baseline: Test R²=0.7476, RMSE=44.25.</text:span><text:span text:style-name="T1"/></text:p>
        </text:list-item>
      </text:list>
      <text:h text:style-name="P10" text:outline-level="2" loext:marker-style-name="T1"><text:span text:style-name="T6">4.6 Evaluation</text:span><text:span text:style-name="T6"/></text:h>
      <text:p text:style-name="P7" loext:marker-style-name="T1"><text:span text:style-name="T1">Models were evaluated using three complementary metrics: R² (coefficient of determination), RMSE (root mean squared error), and MAE (mean absolute error), computed both as multi-output averages and per-target. Graphical evaluation included: predicted-vs-actual scatter plots (one per target), residual vs. predicted plots, residual distribution histograms, and an R² heatmap across models × targets.</text:span><text:span text:style-name="T1"/></text:p>
      <text:h text:style-name="P8" text:outline-level="1" loext:marker-style-name="T1"><text:span text:style-name="T5">5. Results</text:span><text:span text:style-name="T5"/></text:h>
      <text:h text:style-name="P10" text:outline-level="2" loext:marker-style-name="T1"><text:span text:style-name="T6">5.1 Model Comparison</text:span><text:span text:style-name="T6"/></text:h>
      <text:p text:style-name="P7" loext:marker-style-name="T1"><text:span text:style-name="T1">Table 1 summarises multi-output averaged test set performance for all models:</text:span><text:span text:style-name="T1"/></text:p>
      <text:p text:style-name="P3" loext:marker-style-name="T1"/>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11">Model</text:p>
          </table:table-cell>
          <table:table-cell table:style-name="Tableau2.A1" office:value-type="string">
            <text:p text:style-name="P11">Val R²</text:p>
          </table:table-cell>
          <table:table-cell table:style-name="Tableau2.A1" office:value-type="string">
            <text:p text:style-name="P11">Test R²</text:p>
          </table:table-cell>
          <table:table-cell table:style-name="Tableau2.A1" office:value-type="string">
            <text:p text:style-name="P11">Test RMSE</text:p>
          </table:table-cell>
          <table:table-cell table:style-name="Tableau2.A1" office:value-type="string">
            <text:p text:style-name="P11">Note</text:p>
          </table:table-cell>
        </table:table-row>
        <table:table-row table:style-name="Tableau2.1">
          <table:table-cell table:style-name="Tableau2.A2" office:value-type="string">
            <text:p text:style-name="P12">RandomForest</text:p>
          </table:table-cell>
          <table:table-cell table:style-name="Tableau2.B2" office:value-type="string">
            <text:p text:style-name="P13">0.6109</text:p>
          </table:table-cell>
          <table:table-cell table:style-name="Tableau2.C2" office:value-type="string">
            <text:p text:style-name="P14">0.6329</text:p>
          </table:table-cell>
          <table:table-cell table:style-name="Tableau2.D2" office:value-type="string">
            <text:p text:style-name="P13">41.48</text:p>
          </table:table-cell>
          <table:table-cell table:style-name="Tableau2.E2" office:value-type="string">
            <text:p text:style-name="Standard" loext:marker-style-name="T1"><text:span text:style-name="T7">Weakest — range compression on water target</text:span><text:span text:style-name="T7"/></text:p>
          </table:table-cell>
        </table:table-row>
        <table:table-row table:style-name="Tableau2.1">
          <table:table-cell table:style-name="Tableau2.A3" office:value-type="string">
            <text:p text:style-name="P12">SVR (RBF)</text:p>
          </table:table-cell>
          <table:table-cell table:style-name="Tableau2.B3" office:value-type="string">
            <text:p text:style-name="P13">0.6667</text:p>
          </table:table-cell>
          <table:table-cell table:style-name="Tableau2.C3" office:value-type="string">
            <text:p text:style-name="P14">0.7217</text:p>
          </table:table-cell>
          <table:table-cell table:style-name="Tableau2.D3" office:value-type="string">
            <text:p text:style-name="P13">49.49</text:p>
          </table:table-cell>
          <table:table-cell table:style-name="Tableau2.E3" office:value-type="string">
            <text:p text:style-name="Standard" loext:marker-style-name="T1"><text:span text:style-name="T7">Higher RMSE despite good R² (outlier sensitive)</text:span><text:span text:style-name="T7"/></text:p>
          </table:table-cell>
        </table:table-row>
        <table:table-row table:style-name="Tableau2.1">
          <table:table-cell table:style-name="Tableau2.A4" office:value-type="string">
            <text:p text:style-name="P12">MLP (DL)</text:p>
          </table:table-cell>
          <table:table-cell table:style-name="Tableau2.B4" office:value-type="string">
            <text:p text:style-name="P13">0.6842</text:p>
          </table:table-cell>
          <table:table-cell table:style-name="Tableau2.C4" office:value-type="string">
            <text:p text:style-name="P14">0.7476</text:p>
          </table:table-cell>
          <table:table-cell table:style-name="Tableau2.D4" office:value-type="string">
            <text:p text:style-name="P13">44.25</text:p>
          </table:table-cell>
          <table:table-cell table:style-name="Tableau2.E4" office:value-type="string">
            <text:p text:style-name="P15">Best baseline R² — joint output captures correlations</text:p>
          </table:table-cell>
        </table:table-row>
        <table:table-row table:style-name="Tableau2.1">
          <table:table-cell table:style-name="Tableau2.A5" office:value-type="string">
            <text:p text:style-name="P12">Tuned RF</text:p>
          </table:table-cell>
          <table:table-cell table:style-name="Tableau2.B5" office:value-type="string">
            <text:p text:style-name="P13">—</text:p>
          </table:table-cell>
          <table:table-cell table:style-name="Tableau2.C5" office:value-type="string">
            <text:p text:style-name="P14">0.7022</text:p>
          </table:table-cell>
          <table:table-cell table:style-name="Tableau2.D5" office:value-type="string">
            <text:p text:style-name="P13">33.82</text:p>
          </table:table-cell>
          <table:table-cell table:style-name="Tableau2.E5" office:value-type="string">
            <text:p text:style-name="Standard" loext:marker-style-name="T1"><text:span text:style-name="T7">Best RMSE after GridSearchCV (+10.96% R² gain)</text:span><text:span text:style-name="T7"/></text:p>
          </table:table-cell>
        </table:table-row>
      </table:table>
      <text:p text:style-name="P3" loext:marker-style-name="T1"/>
      <text:p text:style-name="P16" loext:marker-style-name="T1"><text:span text:style-name="T8">Table 1. Multi-output averaged performance — test set (299 samples).</text:span><text:span text:style-name="T8"/></text:p>
      <text:p text:style-name="P3" loext:marker-style-name="T1"/>
      <text:h text:style-name="P10" text:outline-level="2" loext:marker-style-name="T1"><text:span text:style-name="T6">5.2 Per-Target Analysis (Tuned Random Forest)</text:span><text:span text:style-name="T6"/></text:h>
      <text:p text:style-name="P7" loext:marker-style-name="T1"><text:span text:style-name="T1">Table 2 provides the per-target breakdown for the final tuned model:</text:span><text:span text:style-name="T1"/></text:p>
      <text:p text:style-name="P3" loext:marker-style-name="T1"/>
      <table:table table:name="Tableau3" table:style-name="Tableau3">
        <table:table-column table:style-name="Tableau3.A"/>
        <table:table-column table:style-name="Tableau3.B" table:number-columns-repeated="2"/>
        <table:table-column table:style-name="Tableau3.D"/>
        <table:table-column table:style-name="Tableau3.E"/>
        <table:table-row table:style-name="Tableau3.1">
          <table:table-cell table:style-name="Tableau3.A1" office:value-type="string">
            <text:p text:style-name="P11">Target</text:p>
          </table:table-cell>
          <table:table-cell table:style-name="Tableau3.A1" office:value-type="string">
            <text:p text:style-name="P11">R²</text:p>
          </table:table-cell>
          <table:table-cell table:style-name="Tableau3.A1" office:value-type="string">
            <text:p text:style-name="P11">RMSE</text:p>
          </table:table-cell>
          <table:table-cell table:style-name="Tableau3.A1" office:value-type="string">
            <text:p text:style-name="P11">MAE</text:p>
          </table:table-cell>
          <table:table-cell table:style-name="Tableau3.A1" office:value-type="string">
            <text:p text:style-name="P11">Interpretation</text:p>
          </table:table-cell>
        </table:table-row>
        <table:table-row table:style-name="Tableau3.1">
          <table:table-cell table:style-name="Tableau3.A2" office:value-type="string">
            <text:p text:style-name="P17">Water allocation (L/ha)</text:p>
          </table:table-cell>
          <table:table-cell table:style-name="Tableau3.B2" office:value-type="string">
            <text:p text:style-name="P14">0.7105</text:p>
          </table:table-cell>
          <table:table-cell table:style-name="Tableau3.C2" office:value-type="string">
            <text:p text:style-name="P13">55.46</text:p>
          </table:table-cell>
          <table:table-cell table:style-name="Tableau3.D2" office:value-type="string">
            <text:p text:style-name="P13">31.83</text:p>
          </table:table-cell>
          <table:table-cell table:style-name="Tableau3.E2" office:value-type="string">
            <text:p text:style-name="Standard" loext:marker-style-name="T1"><text:span text:style-name="T7">Moderate — high variability in demand (range: 30–1991 L/ha)</text:span><text:span text:style-name="T7"/></text:p>
          </table:table-cell>
        </table:table-row>
        <table:table-row table:style-name="Tableau3.1">
          <table:table-cell table:style-name="Tableau3.A3" office:value-type="string">
            <text:p text:style-name="P17">Nitrogen fert. (kg/ha)</text:p>
          </table:table-cell>
          <table:table-cell table:style-name="Tableau3.B3" office:value-type="string">
            <text:p text:style-name="P14">0.7887</text:p>
          </table:table-cell>
          <table:table-cell table:style-name="Tableau3.C3" office:value-type="string">
            <text:p text:style-name="P13">15.80</text:p>
          </table:table-cell>
          <table:table-cell table:style-name="Tableau3.D3" office:value-type="string">
            <text:p text:style-name="P13">11.64</text:p>
          </table:table-cell>
          <table:table-cell table:style-name="Tableau3.E3" office:value-type="string">
            <text:p text:style-name="Standard" loext:marker-style-name="T1"><text:span text:style-name="T7">Good — soil N level is a direct, strong predictor</text:span><text:span text:style-name="T7"/></text:p>
          </table:table-cell>
        </table:table-row>
        <table:table-row table:style-name="Tableau3.1">
          <table:table-cell table:style-name="Tableau3.A4" office:value-type="string">
            <text:p text:style-name="P17">Phosphorus fert. (kg/ha)</text:p>
          </table:table-cell>
          <table:table-cell table:style-name="Tableau3.B4" office:value-type="string">
            <text:p text:style-name="P14">0.6074</text:p>
          </table:table-cell>
          <table:table-cell table:style-name="Tableau3.C4" office:value-type="string">
            <text:p text:style-name="P13">10.33</text:p>
          </table:table-cell>
          <table:table-cell table:style-name="Tableau3.D4" office:value-type="string">
            <text:p text:style-name="P13">7.98</text:p>
          </table:table-cell>
          <table:table-cell table:style-name="Tableau3.E4" office:value-type="string">
            <text:p text:style-name="Standard" loext:marker-style-name="T1"><text:span text:style-name="T7">Moderate — complex pH×K interactions not fully captured</text:span><text:span text:style-name="T7"/></text:p>
          </table:table-cell>
        </table:table-row>
      </table:table>
      <text:p text:style-name="P3" loext:marker-style-name="T1"/>
      <text:p text:style-name="P16" loext:marker-style-name="T1"><text:span text:style-name="T8">Table 2. Per-target results — Tuned RandomForest (final model).</text:span><text:span text:style-name="T8"/></text:p>
      <text:p text:style-name="P3" loext:marker-style-name="T1"/>
      <text:h text:style-name="P10" text:outline-level="2" loext:marker-style-name="T1"><text:soft-page-break/><text:span text:style-name="T6">5.3 Feature Engineering Results</text:span><text:span text:style-name="T6"/></text:h>
      <text:p text:style-name="P7" loext:marker-style-name="T1"><text:span text:style-name="T1">PCA reduced the feature space from 17 to 15 orthogonal components while retaining 96.67% of total variance (threshold=95%). The first two principal components explained 38% of variance: PC1 is dominated by weather features (temperature, humidity, rainfall); PC2 by soil chemistry (pH, nitrogen, phosphorus). This orthogonal decomposition confirms the two dominant independent axes of variation in the agricultural input space.</text:span><text:span text:style-name="T1"/></text:p>
      <text:p text:style-name="P3" loext:marker-style-name="T1"/>
      <text:p text:style-name="P7" loext:marker-style-name="T1"><text:span text:style-name="T1">The 6 consensus-selected features (RF importance ≥ 0.03 ∩ SelectKBest union) are: rainfall_mm, soil_moisture_pct, temperature_C, nitrogen_mgkg, phosphorus_mgkg, and growth_stage_enc. These align precisely with agronomic domain knowledge: water-related features drive the water target, nutrient soil levels drive the fertilizer targets, and growth stage is a cross-cutting modifier of all three demands. LDA projection (LD1 = 99.16% discriminant variance for water) confirms strong separability between Low/Medium/High allocation classes on the first linear discriminant.</text:span><text:span text:style-name="T1"/></text:p>
      <text:h text:style-name="P10" text:outline-level="2" loext:marker-style-name="T1"><text:span text:style-name="T6">5.4 Hyperparameter Tuning</text:span><text:span text:style-name="T6"/></text:h>
      <text:p text:style-name="P7" loext:marker-style-name="T1"><text:span text:style-name="T1">GridSearchCV with 81 combinations (n_estimators ∈ {100,200,300}, max_depth ∈ {None,10,20}, min_samples_split ∈ {2,5,10}, max_features ∈ {'sqrt',0.5,0.8}) and 5-fold cross-validation (405 total fits, completed in ~50 seconds) identified the optimal configuration: n_estimators=300, max_features=0.5, min_samples_split=2, max_depth=None, achieving Best CV R²=0.6700. Applied to the held-out test set, the tuned model improved baseline RF Test R² from 0.6329 to 0.7022 (+10.96%) and reduced RMSE from 41.48 to 33.82 (a 19% reduction in absolute prediction error). The most impactful parameter was max_features=0.5, which increased tree diversity by using a random half of features at each split, reducing variance across the ensemble.</text:span><text:span text:style-name="T1"/></text:p>
      <text:h text:style-name="P8" text:outline-level="1" loext:marker-style-name="T1"><text:span text:style-name="T5">6. Discussion</text:span><text:span text:style-name="T5"/></text:h>
      <text:p text:style-name="P7" loext:marker-style-name="T1"><text:span text:style-name="T1">The MLP neural network achieved the best baseline R²=0.7476, outperforming both RF (0.6329) and SVR (0.7217). This result confirms that the shared hidden-layer architecture (128→64→32) successfully leverages the biological correlation between water and nutrient demands — a property that single-output models or wrapper-based multi-output approaches (as used for SVR) cannot exploit. The joint prediction of all three targets through a common representation is physically meaningful: a crop at the Flowering growth stage (the most demanding stage per the agronomic formula) simultaneously triggers maximum water allocation and heightened nitrogen uptake.</text:span><text:span text:style-name="T1"/></text:p>
      <text:p text:style-name="P3" loext:marker-style-name="T1"/>
      <text:p text:style-name="P7" loext:marker-style-name="T1"><text:span text:style-name="T1">Water allocation proved the most difficult target to predict (R²=0.71), for two reasons. First, the target range is very large (30–1 991 L/ha) and the outlier injection created a right-skewed distribution that was not fully corrected during cleaning. Second, tree-based methods exhibit prediction range compression: the RandomForest cannot predict values beyond the range of its training leaves, leading to systematic under-prediction of extreme high-demand scenarios. The nitrogen target achieved the best R²=0.79 because the soil nitrogen measurement (nitrogen_mgkg) directly encodes the plant deficiency signal: the model learns a near-linear rule relating low soil N to high fertilizer recommendation.</text:span><text:span text:style-name="T1"/></text:p>
      <text:p text:style-name="P3" loext:marker-style-name="T1"/>
      <text:p text:style-name="P7" loext:marker-style-name="T1"><text:span text:style-name="T1">The 5-fold cross-validation on Dataset 2 revealed a significant generalisation gap: train R²=0.91 vs. val R²=0.39. This result is scientifically expected and pedagogically instructive. Dataset 2 is distribution-shifted relative to Dataset 1 in two critical dimensions: (1) crop distribution is Corn-heavy (35% vs. 20% in Dataset 1), and (2) rainfall follows an exponential distribution mimicking arid </text:span><text:soft-page-break/><text:span text:style-name="T1">conditions, vs. the uniform distribution used in Dataset 1. A model trained on Dataset 1 features a poor prior for this distribution, explaining the generalisation gap. This finding reinforces the importance of domain-matched training data for real-world agricultural AI deployments.</text:span><text:span text:style-name="T1"/></text:p>
      <text:h text:style-name="P8" text:outline-level="1" loext:marker-style-name="T1"><text:span text:style-name="T5">7. Conclusion and Future Perspectives</text:span><text:span text:style-name="T5"/></text:h>
      <text:p text:style-name="P7" loext:marker-style-name="T1"><text:span text:style-name="T1">This research successfully developed and evaluated a multi-output regression framework for simultaneous prediction of water, nitrogen, and phosphorus allocation in precision agriculture. The MLP neural network achieved the best baseline generalisation (Test R²=0.7476), while GridSearchCV-tuned RandomForest achieved the lowest absolute prediction error (RMSE=33.82 L/ha equivalent, a 19% improvement over baseline). Feature engineering confirmed that rainfall, soil moisture, temperature, nitrogen and phosphorus soil levels, and growth stage are the 6 most predictive variables — a finding fully consistent with agronomic science.</text:span><text:span text:style-name="T1"/></text:p>
      <text:p text:style-name="P3" loext:marker-style-name="T1"/>
      <text:p text:style-name="P7" loext:marker-style-name="T1"><text:span text:style-name="T1">These results demonstrate that ML and DL models can provide viable automated recommendations for precision irrigation and fertilization in data-scarce settings, without requiring expensive IoT sensor networks. The synthetic data approach used here is a rigorous and reproducible methodology that can be extended to real field datasets as they become available.</text:span><text:span text:style-name="T1"/></text:p>
      <text:p text:style-name="P3" loext:marker-style-name="T1"/>
      <text:p text:style-name="P3">Future work should prioritise: (1) integration with real IoT sensor data from field stations to replace synthetic generation; (2) time-series modelling using LSTM networks to capture the temporal dynamics of crop growth and weather patterns; (3) deployment as a REST API or mobile decision-support tool for farmers in arid regions; (4) inclusion of additional socioeconomic features (farm size, water cost, crop market price) to provide economically optimised, not merely agronomically optimal, recommendations.</text:p>
      <text:h text:style-name="P8" text:outline-level="1" loext:marker-style-name="T1"><text:span text:style-name="T5">8. References</text:span></text:h>
      <text:p text:style-name="Standard"><text:reference-mark-start text:name="ZOTERO_ITEM CSL_CITATION {&quot;citationID&quot;:&quot;YqzkjPVV&quot;,&quot;properties&quot;:{&quot;formattedCitation&quot;:&quot;(Liakos et al. 2018)&quot;,&quot;plainCitation&quot;:&quot;(Liakos et al. 2018)&quot;,&quot;noteIndex&quot;:0},&quot;citationItems&quot;:[{&quot;id&quot;:21,&quot;uris&quot;:[&quot;http://zotero.org/users/18915629/items/4LRIWUEW&quot;],&quot;itemData&quot;:{&quot;id&quot;:21,&quot;type&quot;:&quot;article-journal&quot;,&quot;abstract&quot;:&quot;Machine learning has emerged with big data technologies and high-performance computing to create new opportunities for data intensive science in the multi-disciplinary agri-technologies domain. In this paper, we present a comprehensive review of research dedicated to applications of machine learning in agricultural production systems. The works analyzed were categorized in (a) crop management, including applications on yield prediction, disease detection, weed detection crop quality, and species recognition; (b) livestock management, including applications on animal welfare and livestock production; (c) water management; and (d) soil management. The filtering and classification of the presented articles demonstrate how agriculture will benefit from machine learning technologies. By applying machine learning to sensor data, farm management systems are evolving into real time artificial intelligence enabled programs that provide rich recommendations and insights for farmer decision support and action.&quot;,&quot;container-title&quot;:&quot;Sensors&quot;,&quot;DOI&quot;:&quot;10.3390/s18082674&quot;,&quot;ISSN&quot;:&quot;1424-8220&quot;,&quot;issue&quot;:&quot;8&quot;,&quot;language&quot;:&quot;en&quot;,&quot;license&quot;:&quot;http://creativecommons.org/licenses/by/3.0/&quot;,&quot;page&quot;:&quot;2674&quot;,&quot;publisher&quot;:&quot;Multidisciplinary Digital Publishing Institute&quot;,&quot;source&quot;:&quot;www.mdpi.com&quot;,&quot;title&quot;:&quot;Machine Learning in Agriculture: A Review&quot;,&quot;title-short&quot;:&quot;Machine Learning in Agriculture&quot;,&quot;URL&quot;:&quot;https://www.mdpi.com/1424-8220/18/8/2674&quot;,&quot;volume&quot;:&quot;18&quot;,&quot;author&quot;:[{&quot;family&quot;:&quot;Liakos&quot;,&quot;given&quot;:&quot;Konstantinos G.&quot;},{&quot;family&quot;:&quot;Busato&quot;,&quot;given&quot;:&quot;Patrizia&quot;},{&quot;family&quot;:&quot;Moshou&quot;,&quot;given&quot;:&quot;Dimitrios&quot;},{&quot;family&quot;:&quot;Pearson&quot;,&quot;given&quot;:&quot;Simon&quot;},{&quot;family&quot;:&quot;Bochtis&quot;,&quot;given&quot;:&quot;Dionysis&quot;}],&quot;accessed&quot;:{&quot;date-parts&quot;:[[&quot;2026&quot;,4,1]]},&quot;issued&quot;:{&quot;date-parts&quot;:[[&quot;2018&quot;,8]]}}}],&quot;schema&quot;:&quot;https://github.com/citation-style-language/schema/raw/master/csl-citation.json&quot;} RNDEDg8IhMIg3"/>(Liakos et al. 2018)<text:reference-mark-end text:name="ZOTERO_ITEM CSL_CITATION {&quot;citationID&quot;:&quot;YqzkjPVV&quot;,&quot;properties&quot;:{&quot;formattedCitation&quot;:&quot;(Liakos et al. 2018)&quot;,&quot;plainCitation&quot;:&quot;(Liakos et al. 2018)&quot;,&quot;noteIndex&quot;:0},&quot;citationItems&quot;:[{&quot;id&quot;:21,&quot;uris&quot;:[&quot;http://zotero.org/users/18915629/items/4LRIWUEW&quot;],&quot;itemData&quot;:{&quot;id&quot;:21,&quot;type&quot;:&quot;article-journal&quot;,&quot;abstract&quot;:&quot;Machine learning has emerged with big data technologies and high-performance computing to create new opportunities for data intensive science in the multi-disciplinary agri-technologies domain. In this paper, we present a comprehensive review of research dedicated to applications of machine learning in agricultural production systems. The works analyzed were categorized in (a) crop management, including applications on yield prediction, disease detection, weed detection crop quality, and species recognition; (b) livestock management, including applications on animal welfare and livestock production; (c) water management; and (d) soil management. The filtering and classification of the presented articles demonstrate how agriculture will benefit from machine learning technologies. By applying machine learning to sensor data, farm management systems are evolving into real time artificial intelligence enabled programs that provide rich recommendations and insights for farmer decision support and action.&quot;,&quot;container-title&quot;:&quot;Sensors&quot;,&quot;DOI&quot;:&quot;10.3390/s18082674&quot;,&quot;ISSN&quot;:&quot;1424-8220&quot;,&quot;issue&quot;:&quot;8&quot;,&quot;language&quot;:&quot;en&quot;,&quot;license&quot;:&quot;http://creativecommons.org/licenses/by/3.0/&quot;,&quot;page&quot;:&quot;2674&quot;,&quot;publisher&quot;:&quot;Multidisciplinary Digital Publishing Institute&quot;,&quot;source&quot;:&quot;www.mdpi.com&quot;,&quot;title&quot;:&quot;Machine Learning in Agriculture: A Review&quot;,&quot;title-short&quot;:&quot;Machine Learning in Agriculture&quot;,&quot;URL&quot;:&quot;https://www.mdpi.com/1424-8220/18/8/2674&quot;,&quot;volume&quot;:&quot;18&quot;,&quot;author&quot;:[{&quot;family&quot;:&quot;Liakos&quot;,&quot;given&quot;:&quot;Konstantinos G.&quot;},{&quot;family&quot;:&quot;Busato&quot;,&quot;given&quot;:&quot;Patrizia&quot;},{&quot;family&quot;:&quot;Moshou&quot;,&quot;given&quot;:&quot;Dimitrios&quot;},{&quot;family&quot;:&quot;Pearson&quot;,&quot;given&quot;:&quot;Simon&quot;},{&quot;family&quot;:&quot;Bochtis&quot;,&quot;given&quot;:&quot;Dionysis&quot;}],&quot;accessed&quot;:{&quot;date-parts&quot;:[[&quot;2026&quot;,4,1]]},&quot;issued&quot;:{&quot;date-parts&quot;:[[&quot;2018&quot;,8]]}}}],&quot;schema&quot;:&quot;https://github.com/citation-style-language/schema/raw/master/csl-citation.json&quot;} RNDEDg8IhMIg3"/></text:p>
      <text:p text:style-name="Standard"><text:reference-mark-start text:name="ZOTERO_ITEM CSL_CITATION {&quot;citationID&quot;:&quot;D719EVxY&quot;,&quot;properties&quot;:{&quot;formattedCitation&quot;:&quot;(Gu et al. 2020)&quot;,&quot;plainCitation&quot;:&quot;(Gu et al. 2020)&quot;,&quot;noteIndex&quot;:0},&quot;citationItems&quot;:[{&quot;id&quot;:23,&quot;uris&quot;:[&quot;http://zotero.org/users/18915629/items/7WRAYLAL&quot;],&quot;itemData&quot;:{&quot;id&quot;:23,&quot;type&quot;:&quot;article-journal&quot;,&quot;abstract&quot;:&quot;In an effort to improve plant growth and to achieve high yield and/or quality, irrigation scheduling (IS) seeks to provide plants with appropriate quantities of water at appropriate times. To better understand irrigation scheduling's main processes and principles, its four most common methods of operation-(1) evapotranspiration and water balance (ET-WB), (2) soil moisture (Θ) status, (3) plant water status, and (4) models-along with their pros and cons are introduced and compared. Irrigation applications, including software, programs, and associated controllers are introduced. Given that some of these methods focus on Θ or plant responses to soil moisture, the determination of target soil moisture levels, along with estimates (either calculated or measured) of current soil moisture status are key to both scheduling irrigations, and the precise replenishment of soil moisture to target levels. Accordingly, factors in the soil-crop-atmosphere system affecting soil moisture must be considered in the scheduling process. As all four types of IS methods focus on soil water content, which serves as a bridge between irrigation management and crop water requirements for growth, future scheduling methods should focus on the management of soil moisture based on an advanced understanding of its effects on crop growth either by the integration of existing IS methods or the development of new models, using intelligent algorithms. Using these approaches, more practical, accurate, and easily adaptable IS applications should be developed for real-time farming operations. Weather station networks and online data access should be enhanced to better serve these IS applications.&quot;,&quot;container-title&quot;:&quot;Journal of Irrigation and Drainage Engineering&quot;,&quot;DOI&quot;:&quot;10.1061/(ASCE)IR.1943-4774.0001464&quot;,&quot;journalAbbreviation&quot;:&quot;Journal of Irrigation and Drainage Engineering&quot;,&quot;page&quot;:&quot;04020007-1~15&quot;,&quot;source&quot;:&quot;ResearchGate&quot;,&quot;title&quot;:&quot;Irrigation Scheduling Approaches and Applications: A Review&quot;,&quot;title-short&quot;:&quot;Irrigation Scheduling Approaches and Applications&quot;,&quot;volume&quot;:&quot;146&quot;,&quot;author&quot;:[{&quot;family&quot;:&quot;Gu&quot;,&quot;given&quot;:&quot;Zhe&quot;},{&quot;family&quot;:&quot;Qi&quot;,&quot;given&quot;:&quot;Zhiming&quot;},{&quot;family&quot;:&quot;Burghate&quot;,&quot;given&quot;:&quot;Rasika&quot;},{&quot;family&quot;:&quot;Yuan&quot;,&quot;given&quot;:&quot;Shouqi&quot;},{&quot;family&quot;:&quot;Jiao&quot;,&quot;given&quot;:&quot;Xiyun&quot;},{&quot;family&quot;:&quot;Xu&quot;,&quot;given&quot;:&quot;Junzeng&quot;}],&quot;issued&quot;:{&quot;date-parts&quot;:[[&quot;2020&quot;,3,20]]}}}],&quot;schema&quot;:&quot;https://github.com/citation-style-language/schema/raw/master/csl-citation.json&quot;} RNDKxQUiz3r5Q"/>(Gu et al. 2020)<text:reference-mark-end text:name="ZOTERO_ITEM CSL_CITATION {&quot;citationID&quot;:&quot;D719EVxY&quot;,&quot;properties&quot;:{&quot;formattedCitation&quot;:&quot;(Gu et al. 2020)&quot;,&quot;plainCitation&quot;:&quot;(Gu et al. 2020)&quot;,&quot;noteIndex&quot;:0},&quot;citationItems&quot;:[{&quot;id&quot;:23,&quot;uris&quot;:[&quot;http://zotero.org/users/18915629/items/7WRAYLAL&quot;],&quot;itemData&quot;:{&quot;id&quot;:23,&quot;type&quot;:&quot;article-journal&quot;,&quot;abstract&quot;:&quot;In an effort to improve plant growth and to achieve high yield and/or quality, irrigation scheduling (IS) seeks to provide plants with appropriate quantities of water at appropriate times. To better understand irrigation scheduling's main processes and principles, its four most common methods of operation-(1) evapotranspiration and water balance (ET-WB), (2) soil moisture (Θ) status, (3) plant water status, and (4) models-along with their pros and cons are introduced and compared. Irrigation applications, including software, programs, and associated controllers are introduced. Given that some of these methods focus on Θ or plant responses to soil moisture, the determination of target soil moisture levels, along with estimates (either calculated or measured) of current soil moisture status are key to both scheduling irrigations, and the precise replenishment of soil moisture to target levels. Accordingly, factors in the soil-crop-atmosphere system affecting soil moisture must be considered in the scheduling process. As all four types of IS methods focus on soil water content, which serves as a bridge between irrigation management and crop water requirements for growth, future scheduling methods should focus on the management of soil moisture based on an advanced understanding of its effects on crop growth either by the integration of existing IS methods or the development of new models, using intelligent algorithms. Using these approaches, more practical, accurate, and easily adaptable IS applications should be developed for real-time farming operations. Weather station networks and online data access should be enhanced to better serve these IS applications.&quot;,&quot;container-title&quot;:&quot;Journal of Irrigation and Drainage Engineering&quot;,&quot;DOI&quot;:&quot;10.1061/(ASCE)IR.1943-4774.0001464&quot;,&quot;journalAbbreviation&quot;:&quot;Journal of Irrigation and Drainage Engineering&quot;,&quot;page&quot;:&quot;04020007-1~15&quot;,&quot;source&quot;:&quot;ResearchGate&quot;,&quot;title&quot;:&quot;Irrigation Scheduling Approaches and Applications: A Review&quot;,&quot;title-short&quot;:&quot;Irrigation Scheduling Approaches and Applications&quot;,&quot;volume&quot;:&quot;146&quot;,&quot;author&quot;:[{&quot;family&quot;:&quot;Gu&quot;,&quot;given&quot;:&quot;Zhe&quot;},{&quot;family&quot;:&quot;Qi&quot;,&quot;given&quot;:&quot;Zhiming&quot;},{&quot;family&quot;:&quot;Burghate&quot;,&quot;given&quot;:&quot;Rasika&quot;},{&quot;family&quot;:&quot;Yuan&quot;,&quot;given&quot;:&quot;Shouqi&quot;},{&quot;family&quot;:&quot;Jiao&quot;,&quot;given&quot;:&quot;Xiyun&quot;},{&quot;family&quot;:&quot;Xu&quot;,&quot;given&quot;:&quot;Junzeng&quot;}],&quot;issued&quot;:{&quot;date-parts&quot;:[[&quot;2020&quot;,3,20]]}}}],&quot;schema&quot;:&quot;https://github.com/citation-style-language/schema/raw/master/csl-citation.json&quot;} RNDKxQUiz3r5Q"/></text:p>
      <text:p text:style-name="Standard"><text:reference-mark-start text:name="ZOTERO_ITEM CSL_CITATION {&quot;citationID&quot;:&quot;NAyQwqGE&quot;,&quot;properties&quot;:{&quot;formattedCitation&quot;:&quot;(Sharma et al. 2020)&quot;,&quot;plainCitation&quot;:&quot;(Sharma et al. 2020)&quot;,&quot;noteIndex&quot;:0},&quot;citationItems&quot;:[{&quot;id&quot;:25,&quot;uris&quot;:[&quot;http://zotero.org/users/18915629/items/KG3YM6DF&quot;],&quot;itemData&quot;:{&quot;id&quot;:25,&quot;type&quot;:&quot;article-journal&quot;,&quot;abstract&quot;:&quot;Agriculture plays a vital role in the economic growth of any country. With the increase of population, frequent changes in climatic conditions and limited resources, it becomes a challenging task to fulfil the food requirement of the present population. Precision agriculture also known as smart farming have emerged as an innovative tool to address current challenges in agricultural sustainability. The mechanism that drives this cutting edge technology is machine learning (ML). It gives the machine ability to learn without being explicitly programmed. ML together with IoT (Internet of Things) enabled farm machinery are key components of the next agriculture revolution. In this article, authors present a systematic review of ML applications in the field of agriculture. The areas that are focused are prediction of soil parameters such as organic carbon and moisture content, crop yield prediction, disease and weed detection in crops and species detection. ML with computer vision are reviewed for the classification of a different set of crop images in order to monitor the crop quality and yield assessment. This approach can be integrated for enhanced livestock production by predicting fertility patterns, diagnosing eating disorders, cattle behaviour based on ML models using data collected by collar sensors, etc. Intelligent irrigation which includes drip irrigation and intelligent harvesting techniques are also reviewed that reduces human labour to a great extent. This article demonstrates how knowledge-based agriculture can improve the sustainable productivity and quality of the product.&quot;,&quot;container-title&quot;:&quot;IEEE Access&quot;,&quot;DOI&quot;:&quot;10.1109/ACCESS.2020.3048415&quot;,&quot;journalAbbreviation&quot;:&quot;IEEE Access&quot;,&quot;page&quot;:&quot;1-1&quot;,&quot;source&quot;:&quot;ResearchGate&quot;,&quot;title&quot;:&quot;Machine Learning Applications for Precision Agriculture: A Comprehensive Review&quot;,&quot;title-short&quot;:&quot;Machine Learning Applications for Precision Agriculture&quot;,&quot;volume&quot;:&quot;PP&quot;,&quot;author&quot;:[{&quot;family&quot;:&quot;Sharma&quot;,&quot;given&quot;:&quot;Abhinav&quot;},{&quot;family&quot;:&quot;Jain&quot;,&quot;given&quot;:&quot;Arpit&quot;},{&quot;family&quot;:&quot;Gupta&quot;,&quot;given&quot;:&quot;Prateek&quot;},{&quot;family&quot;:&quot;Chowdary&quot;,&quot;given&quot;:&quot;Vinay&quot;}],&quot;issued&quot;:{&quot;date-parts&quot;:[[&quot;2020&quot;,12,31]]}}}],&quot;schema&quot;:&quot;https://github.com/citation-style-language/schema/raw/master/csl-citation.json&quot;} RND4xqo3l7TPs"/>(Sharma et al. 2020)<text:reference-mark-end text:name="ZOTERO_ITEM CSL_CITATION {&quot;citationID&quot;:&quot;NAyQwqGE&quot;,&quot;properties&quot;:{&quot;formattedCitation&quot;:&quot;(Sharma et al. 2020)&quot;,&quot;plainCitation&quot;:&quot;(Sharma et al. 2020)&quot;,&quot;noteIndex&quot;:0},&quot;citationItems&quot;:[{&quot;id&quot;:25,&quot;uris&quot;:[&quot;http://zotero.org/users/18915629/items/KG3YM6DF&quot;],&quot;itemData&quot;:{&quot;id&quot;:25,&quot;type&quot;:&quot;article-journal&quot;,&quot;abstract&quot;:&quot;Agriculture plays a vital role in the economic growth of any country. With the increase of population, frequent changes in climatic conditions and limited resources, it becomes a challenging task to fulfil the food requirement of the present population. Precision agriculture also known as smart farming have emerged as an innovative tool to address current challenges in agricultural sustainability. The mechanism that drives this cutting edge technology is machine learning (ML). It gives the machine ability to learn without being explicitly programmed. ML together with IoT (Internet of Things) enabled farm machinery are key components of the next agriculture revolution. In this article, authors present a systematic review of ML applications in the field of agriculture. The areas that are focused are prediction of soil parameters such as organic carbon and moisture content, crop yield prediction, disease and weed detection in crops and species detection. ML with computer vision are reviewed for the classification of a different set of crop images in order to monitor the crop quality and yield assessment. This approach can be integrated for enhanced livestock production by predicting fertility patterns, diagnosing eating disorders, cattle behaviour based on ML models using data collected by collar sensors, etc. Intelligent irrigation which includes drip irrigation and intelligent harvesting techniques are also reviewed that reduces human labour to a great extent. This article demonstrates how knowledge-based agriculture can improve the sustainable productivity and quality of the product.&quot;,&quot;container-title&quot;:&quot;IEEE Access&quot;,&quot;DOI&quot;:&quot;10.1109/ACCESS.2020.3048415&quot;,&quot;journalAbbreviation&quot;:&quot;IEEE Access&quot;,&quot;page&quot;:&quot;1-1&quot;,&quot;source&quot;:&quot;ResearchGate&quot;,&quot;title&quot;:&quot;Machine Learning Applications for Precision Agriculture: A Comprehensive Review&quot;,&quot;title-short&quot;:&quot;Machine Learning Applications for Precision Agriculture&quot;,&quot;volume&quot;:&quot;PP&quot;,&quot;author&quot;:[{&quot;family&quot;:&quot;Sharma&quot;,&quot;given&quot;:&quot;Abhinav&quot;},{&quot;family&quot;:&quot;Jain&quot;,&quot;given&quot;:&quot;Arpit&quot;},{&quot;family&quot;:&quot;Gupta&quot;,&quot;given&quot;:&quot;Prateek&quot;},{&quot;family&quot;:&quot;Chowdary&quot;,&quot;given&quot;:&quot;Vinay&quot;}],&quot;issued&quot;:{&quot;date-parts&quot;:[[&quot;2020&quot;,12,31]]}}}],&quot;schema&quot;:&quot;https://github.com/citation-style-language/schema/raw/master/csl-citation.json&quot;} RND4xqo3l7TPs"/></text:p>
      <text:p text:style-name="Standard"><text:reference-mark-start text:name="ZOTERO_ITEM CSL_CITATION {&quot;citationID&quot;:&quot;DP9W7wvN&quot;,&quot;properties&quot;:{&quot;formattedCitation&quot;:&quot;(Van Klompenburg, Kassahun, et Catal 2020)&quot;,&quot;plainCitation&quot;:&quot;(Van Klompenburg, Kassahun, et Catal 2020)&quot;,&quot;noteIndex&quot;:0},&quot;citationItems&quot;:[{&quot;id&quot;:28,&quot;uris&quot;:[&quot;http://zotero.org/users/18915629/items/ZS2L37BY&quot;],&quot;itemData&quot;:{&quot;id&quot;:28,&quot;type&quot;:&quot;article-journal&quot;,&quot;abstract&quot;:&quot;Machine learning is an important decision support tool for crop yield prediction, including supporting decisions on what crops to grow and what to do during the growing season of the crops. Several machine learning algorithms have been applied to support crop yield prediction research. In this study, we performed a Systematic Literature Review (SLR) to extract and synthesize the algorithms and features that have been used in crop yield prediction studies. Based on our search criteria, we retrieved 567 relevant studies from six electronic databases, of which we have selected 50 studies for further analysis using inclusion and exclusion criteria. We investigated these selected studies carefully, analyzed the methods and features used, and provided suggestions for further research. According to our analysis, the most used features are temperature, rainfall, and soil type, and the most applied algorithm is Artificial Neural Networks in these models. After this observation based on the analysis of machine learning-based 50 papers, we performed an additional search in electronic databases to identify deep learning-based studies, reached 30 deep learning-based papers, and extracted the applied deep learning algorithms. According to this additional analysis, Convolutional Neural Networks (CNN) is the most widely used deep learning algorithm in these studies, and the other widely used deep learning algorithms are Long-Short Term Memory (LSTM) and Deep Neural Networks (DNN).&quot;,&quot;container-title&quot;:&quot;Computers and Electronics in Agriculture&quot;,&quot;DOI&quot;:&quot;10.1016/j.compag.2020.105709&quot;,&quot;ISSN&quot;:&quot;01681699&quot;,&quot;journalAbbreviation&quot;:&quot;Computers and Electronics in Agriculture&quot;,&quot;language&quot;:&quot;en&quot;,&quot;page&quot;:&quot;105709&quot;,&quot;source&quot;:&quot;DOI.org (Crossref)&quot;,&quot;title&quot;:&quot;Crop yield prediction using machine learning: A systematic literature review&quot;,&quot;title-short&quot;:&quot;Crop yield prediction using machine learning&quot;,&quot;URL&quot;:&quot;https://linkinghub.elsevier.com/retrieve/pii/S0168169920302301&quot;,&quot;volume&quot;:&quot;177&quot;,&quot;author&quot;:[{&quot;family&quot;:&quot;Van Klompenburg&quot;,&quot;given&quot;:&quot;Thomas&quot;},{&quot;family&quot;:&quot;Kassahun&quot;,&quot;given&quot;:&quot;Ayalew&quot;},{&quot;family&quot;:&quot;Catal&quot;,&quot;given&quot;:&quot;Cagatay&quot;}],&quot;accessed&quot;:{&quot;date-parts&quot;:[[&quot;2026&quot;,4,1]]},&quot;issued&quot;:{&quot;date-parts&quot;:[[&quot;2020&quot;,10]]}}}],&quot;schema&quot;:&quot;https://github.com/citation-style-language/schema/raw/master/csl-citation.json&quot;} RNDpM9sK75iv4"/>(Van Klompenburg, Kassahun, et Catal 2020)<text:reference-mark-end text:name="ZOTERO_ITEM CSL_CITATION {&quot;citationID&quot;:&quot;DP9W7wvN&quot;,&quot;properties&quot;:{&quot;formattedCitation&quot;:&quot;(Van Klompenburg, Kassahun, et Catal 2020)&quot;,&quot;plainCitation&quot;:&quot;(Van Klompenburg, Kassahun, et Catal 2020)&quot;,&quot;noteIndex&quot;:0},&quot;citationItems&quot;:[{&quot;id&quot;:28,&quot;uris&quot;:[&quot;http://zotero.org/users/18915629/items/ZS2L37BY&quot;],&quot;itemData&quot;:{&quot;id&quot;:28,&quot;type&quot;:&quot;article-journal&quot;,&quot;abstract&quot;:&quot;Machine learning is an important decision support tool for crop yield prediction, including supporting decisions on what crops to grow and what to do during the growing season of the crops. Several machine learning algorithms have been applied to support crop yield prediction research. In this study, we performed a Systematic Literature Review (SLR) to extract and synthesize the algorithms and features that have been used in crop yield prediction studies. Based on our search criteria, we retrieved 567 relevant studies from six electronic databases, of which we have selected 50 studies for further analysis using inclusion and exclusion criteria. We investigated these selected studies carefully, analyzed the methods and features used, and provided suggestions for further research. According to our analysis, the most used features are temperature, rainfall, and soil type, and the most applied algorithm is Artificial Neural Networks in these models. After this observation based on the analysis of machine learning-based 50 papers, we performed an additional search in electronic databases to identify deep learning-based studies, reached 30 deep learning-based papers, and extracted the applied deep learning algorithms. According to this additional analysis, Convolutional Neural Networks (CNN) is the most widely used deep learning algorithm in these studies, and the other widely used deep learning algorithms are Long-Short Term Memory (LSTM) and Deep Neural Networks (DNN).&quot;,&quot;container-title&quot;:&quot;Computers and Electronics in Agriculture&quot;,&quot;DOI&quot;:&quot;10.1016/j.compag.2020.105709&quot;,&quot;ISSN&quot;:&quot;01681699&quot;,&quot;journalAbbreviation&quot;:&quot;Computers and Electronics in Agriculture&quot;,&quot;language&quot;:&quot;en&quot;,&quot;page&quot;:&quot;105709&quot;,&quot;source&quot;:&quot;DOI.org (Crossref)&quot;,&quot;title&quot;:&quot;Crop yield prediction using machine learning: A systematic literature review&quot;,&quot;title-short&quot;:&quot;Crop yield prediction using machine learning&quot;,&quot;URL&quot;:&quot;https://linkinghub.elsevier.com/retrieve/pii/S0168169920302301&quot;,&quot;volume&quot;:&quot;177&quot;,&quot;author&quot;:[{&quot;family&quot;:&quot;Van Klompenburg&quot;,&quot;given&quot;:&quot;Thomas&quot;},{&quot;family&quot;:&quot;Kassahun&quot;,&quot;given&quot;:&quot;Ayalew&quot;},{&quot;family&quot;:&quot;Catal&quot;,&quot;given&quot;:&quot;Cagatay&quot;}],&quot;accessed&quot;:{&quot;date-parts&quot;:[[&quot;2026&quot;,4,1]]},&quot;issued&quot;:{&quot;date-parts&quot;:[[&quot;2020&quot;,10]]}}}],&quot;schema&quot;:&quot;https://github.com/citation-style-language/schema/raw/master/csl-citation.json&quot;} RNDpM9sK75iv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fr" style:country-asian="FR" style:font-name-complex="Arial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page"/>
      <style:text-properties style:use-window-font-color="true" loext:opacity="0%" style:font-name="Arial" fo:font-size="11pt" fo:language="fr" fo:country="FR" style:letter-kerning="false" style:font-name-asian="Arial1" style:font-size-asian="11pt" style:language-asian="fr" style:country-asian="FR"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default-outline-level="1" style:list-style-name="" style:class="chapter">
      <style:paragraph-properties fo:margin-top="0in" fo:margin-bottom="0in" style:contextual-spacing="false" fo:text-align="start" style:justify-single-word="false" fo:orphans="2" fo:widows="2" style:writing-mode="lr-tb"/>
      <style:text-properties fo:color="#2e74b5" loext:opacity="100%" fo:font-size="16pt" style:font-size-asian="16pt" style:font-size-complex="16pt"/>
    </style:style>
    <style:style style:name="Heading_20_2" style:display-name="Heading 2" style:family="paragraph" style:default-outline-level="2" style:list-style-name="" style:class="chapter">
      <style:paragraph-properties fo:margin-top="0in" fo:margin-bottom="0in" style:contextual-spacing="false" fo:text-align="start" style:justify-single-word="false" fo:orphans="2" fo:widows="2" style:writing-mode="lr-tb"/>
      <style:text-properties fo:color="#2e74b5" loext:opacity="100%" fo:font-size="13pt" style:font-size-asian="13pt" style:font-size-complex="13pt"/>
    </style:style>
    <style:style style:name="Heading_20_3" style:display-name="Heading 3" style:family="paragraph" style:default-outline-level="3" style:list-style-name="" style:class="chapter">
      <style:paragraph-properties fo:margin-top="0in" fo:margin-bottom="0in" style:contextual-spacing="false" fo:text-align="start" style:justify-single-word="false" fo:orphans="2" fo:widows="2" style:writing-mode="lr-tb"/>
      <style:text-properties fo:color="#1f4d78" loext:opacity="100%" fo:font-size="12pt" style:font-size-asian="12pt" style:font-size-complex="12pt"/>
    </style:style>
    <style:style style:name="Heading_20_4" style:display-name="Heading 4" style:family="paragraph" style:default-outline-level="4" style:list-style-name="" style:class="chapter">
      <style:paragraph-properties fo:margin-top="0in" fo:margin-bottom="0in" style:contextual-spacing="false" fo:text-align="start" style:justify-single-word="false" fo:orphans="2" fo:widows="2" style:writing-mode="lr-tb"/>
      <style:text-properties fo:color="#2e74b5" loext:opacity="100%" fo:font-style="italic" style:font-style-asian="italic" style:font-style-complex="italic"/>
    </style:style>
    <style:style style:name="Heading_20_5" style:display-name="Heading 5" style:family="paragraph" style:default-outline-level="5" style:list-style-name="" style:class="chapter">
      <style:paragraph-properties fo:margin-top="0in" fo:margin-bottom="0in" style:contextual-spacing="false" fo:text-align="start" style:justify-single-word="false" fo:orphans="2" fo:widows="2" style:writing-mode="lr-tb"/>
      <style:text-properties fo:color="#2e74b5" loext:opacity="100%"/>
    </style:style>
    <style:style style:name="Heading_20_6" style:display-name="Heading 6" style:family="paragraph" style:default-outline-level="6" style:list-style-name="" style:class="chapter">
      <style:paragraph-properties fo:margin-top="0in" fo:margin-bottom="0in" style:contextual-spacing="false" fo:text-align="start" style:justify-single-word="false" fo:orphans="2" fo:widows="2" style:writing-mode="lr-tb"/>
      <style:text-properties fo:color="#1f4d78" loext:opacity="100%"/>
    </style:style>
    <style:style style:name="Title" style:family="paragraph" style:class="chapter">
      <style:paragraph-properties fo:margin-top="0in" fo:margin-bottom="0in" style:contextual-spacing="false" fo:text-align="start" style:justify-single-word="false" fo:orphans="2" fo:widows="2" style:writing-mode="lr-tb"/>
      <style:text-properties fo:font-size="28pt" style:font-size-asian="28pt" style:font-size-complex="28pt"/>
    </style:style>
    <style:style style:name="Élevé1" style:family="paragraph">
      <style:paragraph-properties fo:margin-top="0in" fo:margin-bottom="0in" style:contextual-spacing="false" fo:text-align="start" style:justify-single-word="false" fo:orphans="2" fo:widows="2" style:writing-mode="lr-tb"/>
      <style:text-properties fo:font-weight="bold" style:font-weight-asian="bold" style:font-weight-complex="bold"/>
    </style:style>
    <style:style style:name="List_20_Paragraph" style:display-name="List Paragraph" style:family="paragraph">
      <style:paragraph-properties fo:margin-top="0in" fo:margin-bottom="0in" style:contextual-spacing="false" fo:text-align="start" style:justify-single-word="false" fo:orphans="2" fo:widows="2" style:writing-mode="lr-tb"/>
    </style:style>
    <style:style style:name="Footnote" style:family="paragraph" loext:linked-style-name="Note_20_de_20_bas_20_de_20_page_20_Car" style:class="extra">
      <style:paragraph-properties fo:margin-top="0in" fo:margin-bottom="0in" style:contextual-spacing="false" fo:text-align="start" style:justify-single-word="false" fo:orphans="2" fo:widows="2" style:writing-mode="lr-tb"/>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Note_20_de_20_bas_20_de_20_page_20_Car" style:display-name="Note de bas de page Car" style:family="text">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1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889in" fo:margin-bottom="0.889in" fo:margin-left="0.8193in" fo:margin-right="0.8193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meta:editing-cycles>3</meta:editing-cycles>
    <meta:creation-date>2026-03-31T23:34:00</meta:creation-date>
    <dc:date>2026-04-01T22:32:53.491436100</dc:date>
    <meta:editing-duration>PT11M20S</meta:editing-duration>
    <meta:generator>LibreOffice/25.8.5.2$Windows_X86_64 LibreOffice_project/9c8b85f387cc00a89945a79c9e6239f32e450ac2</meta:generator>
    <meta:document-statistic meta:table-count="3" meta:image-count="0" meta:object-count="0" meta:page-count="6" meta:paragraph-count="122" meta:word-count="2288" meta:character-count="16538" meta:non-whitespace-character-count="14394"/>
    <meta:user-defined meta:name="AppVersion">16.0000</meta:user-defined>
    <meta:user-defined meta:name="ZOTERO_PREF_1">&lt;data data-version="3" zotero-version="7.0.32"&gt;&lt;session id="tMJzpgmE"/&gt;&lt;style id="http://www.zotero.org/styles/american-political-science-association" locale="fr-FR" hasBibliography="1" bibliographyStyleHasBeenSet="0"/&gt;&lt;prefs&gt;&lt;pref name="fieldType" value=</meta:user-defined>
    <meta:user-defined meta:name="ZOTERO_PREF_2">"ReferenceMark"/&gt;&lt;pref name="automaticJournalAbbreviations" value="true"/&gt;&lt;/prefs&gt;&lt;/data&gt;</meta:user-defined>
    <meta:template xlink:type="simple" xlink:actuate="onRequest" xlink:title="Normal.dotm" xlink:href=""/>
  </office:meta>
</office:document-meta>
</file>